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automatic-styles>
    <style:style style:name="Table12" style:family="table">
      <style:table-properties style:width="170.13mm" fo:margin-left="0mm" table:align="left" style:writing-mode="page"/>
    </style:style>
    <style:style style:name="Table12.A" style:family="table-column">
      <style:table-column-properties style:column-width="27.75mm"/>
    </style:style>
    <style:style style:name="Table12.B" style:family="table-column">
      <style:table-column-properties style:column-width="35.56mm"/>
    </style:style>
    <style:style style:name="Table12.C" style:family="table-column">
      <style:table-column-properties style:column-width="26.65mm"/>
    </style:style>
    <style:style style:name="Table12.D" style:family="table-column">
      <style:table-column-properties style:column-width="54.77mm"/>
    </style:style>
    <style:style style:name="Table12.E" style:family="table-column">
      <style:table-column-properties style:column-width="25.4mm"/>
    </style:style>
    <style:style style:name="Table12.A1" style:family="table-cell">
      <style:table-cell-properties fo:padding="0.97mm" fo:border="none"/>
    </style:style>
    <style:style style:name="Table12.B3" style:family="table-cell">
      <style:table-cell-properties fo:padding="0.97mm" fo:border-left="none" fo:border-right="none" fo:border-top="1pt solid #000000" fo:border-bottom="1pt solid #000000"/>
    </style:style>
    <style:style style:name="Table15" style:family="table">
      <style:table-properties style:width="170.13mm" fo:margin-left="0mm" table:align="left" style:writing-mode="page"/>
    </style:style>
    <style:style style:name="Table15.A" style:family="table-column">
      <style:table-column-properties style:column-width="27.75mm"/>
    </style:style>
    <style:style style:name="Table15.B" style:family="table-column">
      <style:table-column-properties style:column-width="35.56mm"/>
    </style:style>
    <style:style style:name="Table15.C" style:family="table-column">
      <style:table-column-properties style:column-width="26.65mm"/>
    </style:style>
    <style:style style:name="Table15.D" style:family="table-column">
      <style:table-column-properties style:column-width="54.5mm"/>
    </style:style>
    <style:style style:name="Table15.E" style:family="table-column">
      <style:table-column-properties style:column-width="25.66mm"/>
    </style:style>
    <style:style style:name="Table15.A1" style:family="table-cell">
      <style:table-cell-properties fo:padding="0.97mm" fo:border="none"/>
    </style:style>
    <style:style style:name="Table15.B3" style:family="table-cell">
      <style:table-cell-properties fo:padding="0.97mm" fo:border-left="none" fo:border-right="none" fo:border-top="1pt solid #000000" fo:border-bottom="1pt solid #000000"/>
    </style:style>
    <style:style style:name="Table1" style:family="table">
      <style:table-properties style:width="170.13mm" fo:margin-left="0mm" table:align="left" style:writing-mode="page"/>
    </style:style>
    <style:style style:name="Table1.A" style:family="table-column">
      <style:table-column-properties style:column-width="27.75mm"/>
    </style:style>
    <style:style style:name="Table1.B" style:family="table-column">
      <style:table-column-properties style:column-width="26.23mm"/>
    </style:style>
    <style:style style:name="Table1.C" style:family="table-column">
      <style:table-column-properties style:column-width="22.23mm"/>
    </style:style>
    <style:style style:name="Table1.D" style:family="table-column">
      <style:table-column-properties style:column-width="70.64mm"/>
    </style:style>
    <style:style style:name="Table1.E" style:family="table-column">
      <style:table-column-properties style:column-width="23.28mm"/>
    </style:style>
    <style:style style:name="Table1.A1" style:family="table-cell">
      <style:table-cell-properties fo:padding="0.97mm" fo:border="none"/>
    </style:style>
    <style:style style:name="Table1.B3" style:family="table-cell">
      <style:table-cell-properties fo:padding="0.97mm" fo:border-left="none" fo:border-right="none" fo:border-top="1pt solid #000000" fo:border-bottom="1pt solid #000000"/>
    </style:style>
    <style:style style:name="Table2" style:family="table">
      <style:table-properties style:width="170mm" style:rel-width="100%" fo:margin-left="0mm" table:align="left" style:writing-mode="page"/>
    </style:style>
    <style:style style:name="Table2.A" style:family="table-column">
      <style:table-column-properties style:column-width="27.75mm" style:rel-column-width="1573*"/>
    </style:style>
    <style:style style:name="Table2.B" style:family="table-column">
      <style:table-column-properties style:column-width="142.26mm" style:rel-column-width="8065*"/>
    </style:style>
    <style:style style:name="Table2.A1" style:family="table-cell">
      <style:table-cell-properties fo:padding="0.97mm" fo:border="none"/>
    </style:style>
    <style:style style:name="P1" style:family="paragraph" style:parent-style-name="Normal">
      <style:paragraph-properties fo:margin-left="0mm" fo:margin-right="0mm" fo:margin-top="0mm" fo:margin-bottom="0mm" loext:contextual-spacing="false" fo:line-height="107%" fo:text-indent="0mm" style:auto-text-indent="false"/>
    </style:style>
    <style:style style:name="P2" style:family="paragraph" style:parent-style-name="Normal">
      <style:paragraph-properties fo:margin-left="0mm" fo:margin-right="0mm" fo:margin-top="0mm" fo:margin-bottom="0mm" loext:contextual-spacing="false" fo:line-height="107%" fo:text-align="justify" style:justify-single-word="false" fo:text-indent="0mm" style:auto-text-indent="false"/>
    </style:style>
    <style:style style:name="P3" style:family="paragraph" style:parent-style-name="Normal">
      <style:paragraph-properties fo:margin-left="0mm" fo:margin-right="0.83mm" fo:text-indent="0mm" style:auto-text-indent="false"/>
    </style:style>
    <style:style style:name="P4" style:family="paragraph" style:parent-style-name="Normal">
      <style:paragraph-properties fo:margin-left="0mm" fo:margin-right="37.59mm" fo:margin-top="0mm" fo:margin-bottom="0mm" loext:contextual-spacing="false" fo:line-height="107%" fo:text-indent="0mm" style:auto-text-indent="false"/>
    </style:style>
    <style:style style:name="P5" style:family="paragraph" style:parent-style-name="Normal">
      <style:paragraph-properties fo:margin-left="0mm" fo:margin-right="61.1mm" fo:margin-top="0mm" fo:margin-bottom="0mm" loext:contextual-spacing="false" fo:line-height="107%" fo:text-indent="0mm" style:auto-text-indent="false"/>
    </style:style>
    <style:style style:name="P6" style:family="paragraph" style:parent-style-name="Normal">
      <style:paragraph-properties fo:margin-left="0mm" fo:margin-right="22.9mm" fo:margin-top="0mm" fo:margin-bottom="0mm" loext:contextual-spacing="false" fo:line-height="107%" fo:text-indent="0mm" style:auto-text-indent="false"/>
    </style:style>
    <style:style style:name="P7" style:family="paragraph" style:parent-style-name="Heading_20_1" style:master-page-name="Right_20_Page">
      <style:paragraph-properties style:page-number="auto"/>
    </style:style>
    <style:style style:name="T1" style:family="text">
      <style:text-properties fo:font-weight="bold" style:font-weight-asian="bold" style:font-weight-complex="bold"/>
    </style:style>
    <style:style style:name="T2" style:family="text">
      <style:text-properties style:text-position="super 58%"/>
    </style:style>
    <style:style style:name="T3" style:family="text">
      <style:text-properties style:text-position="super 58%" fo:font-weight="bold" style:font-weight-asian="bold" style:font-weight-complex="bold"/>
    </style:style>
    <style:style style:name="T4" style:family="text">
      <style:text-properties style:font-name="SimSun" style:font-name-asian="SimSun" style:font-name-complex="SimSun"/>
    </style:style>
    <style:style style:name="T5" style:family="text">
      <style:text-properties style:text-position="sub 58%"/>
    </style:style>
    <style:style style:name="T6" style:family="text">
      <style:text-properties style:text-position="0% 1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672154239" text:style-name="Outline">
        <text:list-item>
          <text:h text:style-name="P7" text:outline-level="1"><text:bookmark text:name="_scpi_subsys_acq"/>:ACQuire Commands</text:h>
        </text:list-item>
      </text:list>
      <text:p text:style-name="P3">The :ACQuire commands are used to set and query the memory depth, acquisition mode and the number of averages as well as query the current sample rate of the oscilloscope.</text:p>
      <text:p text:style-name="P3"/>
      <text:p text:style-name="P3"><text:span text:style-name="T1">Command List</text:span><text:span text:style-name="T3">[1]</text:span><text:span text:style-name="T1">:</text:span></text:p>
      <text:list xml:id="list684872443" text:style-name="List_20_1">
        <text:list-item>
          <text:p text:style-name="List_20_1_20_Start">:<text:a xlink:type="simple" xlink:href="#acq_aver" text:style-name="Internet_20_link" text:visited-style-name="Visited_20_Internet_20_Link">ACQuire:AVERages</text:a></text:p>
        </text:list-item>
        <text:list-item>
          <text:p text:style-name="List_20_1"><text:a xlink:type="simple" xlink:href="#acq_mdep" text:style-name="Internet_20_link" text:visited-style-name="Visited_20_Internet_20_Link">:ACQuire:MDEPth</text:a></text:p>
        </text:list-item>
        <text:list-item>
          <text:p text:style-name="List_20_1"><text:a xlink:type="simple" xlink:href="#acq_type" text:style-name="Internet_20_link" text:visited-style-name="Visited_20_Internet_20_Link">:ACQuire:TYPE</text:a></text:p>
        </text:list-item>
        <text:list-item>
          <text:p text:style-name="List_20_1_20_End"><text:a xlink:type="simple" xlink:href="#acq_srat" text:style-name="Internet_20_link" text:visited-style-name="Visited_20_Internet_20_Link">:ACQuire:SRATe?</text:a></text:p>
        </text:list-item>
      </text:list>
      <text:p text:style-name="Standard"><text:span text:style-name="T1">Note[1]</text:span>: In the “Command List” in this manual, the parameters in the setting commands and the query commands are not included and you can refer to the complete introductions of the commands in the text according to the keywords.</text:p>
      <text:list xml:id="list211808500336895" text:continue-list="list2672154239" text:style-name="Outline">
        <text:list-item>
          <text:list>
            <text:list-item>
              <text:h text:style-name="Heading_20_2" text:outline-level="2"><text:bookmark text:name="acq_aver"/>:ACQuire:AVERages</text:h>
            </text:list-item>
          </text:list>
        </text:list-item>
      </text:list>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table_5f_body_5f_left">Syntax</text:p>
          </table:table-cell>
          <table:table-cell table:style-name="Table12.A1" table:number-columns-spanned="4" office:value-type="string">
            <text:p text:style-name="P4"><text:bookmark text:name="_scpi_acq_aver"/>:ACQuire:AVERages &lt;count&gt;</text:p>
            <text:p text:style-name="P4"><text:bookmark text:name="_scpi_acq_aver2"/>:ACQuire:AVERages? </text:p>
          </table:table-cell>
          <table:covered-table-cell/>
          <table:covered-table-cell/>
          <table:covered-table-cell/>
        </table:table-row>
        <table:table-row>
          <table:table-cell table:style-name="Table12.A1" office:value-type="string">
            <text:p text:style-name="table_5f_body_5f_left">Description</text:p>
          </table:table-cell>
          <table:table-cell table:style-name="Table12.A1" table:number-columns-spanned="4" office:value-type="string">
            <text:p text:style-name="P2">Set or query the number of averages under the average acquisition mode. </text:p>
          </table:table-cell>
          <table:covered-table-cell/>
          <table:covered-table-cell/>
          <table:covered-table-cell/>
        </table:table-row>
        <table:table-row>
          <table:table-cell table:style-name="Table12.A1" office:value-type="string">
            <text:p text:style-name="table_5f_body_5f_left">Parameter</text:p>
          </table:table-cell>
          <table:table-cell table:style-name="Table12.B3" office:value-type="string">
            <text:p text:style-name="Table_20_Heading">Name</text:p>
          </table:table-cell>
          <table:table-cell table:style-name="Table12.B3" office:value-type="string">
            <text:p text:style-name="Table_20_Heading">Type</text:p>
          </table:table-cell>
          <table:table-cell table:style-name="Table12.B3" office:value-type="string">
            <text:p text:style-name="Table_20_Heading">Range</text:p>
          </table:table-cell>
          <table:table-cell table:style-name="Table12.B3" office:value-type="string">
            <text:p text:style-name="Table_20_Heading">Default</text:p>
          </table:table-cell>
        </table:table-row>
        <table:table-row>
          <table:table-cell table:style-name="Table12.A1" office:value-type="string">
            <text:p text:style-name="table_5f_body_5f_left"/>
          </table:table-cell>
          <table:table-cell table:style-name="Table12.A1" office:value-type="string">
            <text:p text:style-name="P1">&lt;count&gt; </text:p>
          </table:table-cell>
          <table:table-cell table:style-name="Table12.A1" office:value-type="string">
            <text:p text:style-name="P1">Integer </text:p>
          </table:table-cell>
          <table:table-cell table:style-name="Table12.A1" office:value-type="string">
            <text:p text:style-name="P1">2<text:span text:style-name="T2">n</text:span> (n is an integer from 1 to 10) </text:p>
          </table:table-cell>
          <table:table-cell table:style-name="Table12.A1" office:value-type="string">
            <text:p text:style-name="P1">2 </text:p>
          </table:table-cell>
        </table:table-row>
        <table:table-row>
          <table:table-cell table:style-name="Table12.A1" office:value-type="string">
            <text:p text:style-name="table_5f_body_5f_left">Explanation</text:p>
          </table:table-cell>
          <table:table-cell table:style-name="Table12.A1" table:number-columns-spanned="4" office:value-type="string">
            <text:list xml:id="list211808317495982" text:continue-list="list684872443" text:style-name="List_20_1">
              <text:list-item>
                <text:p text:style-name="List_20_1_20_Start">You can sent the :ACQuire:TYPE command to set the acquisition mode. </text:p>
              </text:list-item>
              <text:list-item>
                <text:p text:style-name="List_20_1_20_Start">In the average acquisition mode, greater number of averages can lower the noise and increase the vertical resolution, but will also slow the response of the displayed waveform to the waveform changes. </text:p>
              </text:list-item>
            </text:list>
          </table:table-cell>
          <table:covered-table-cell/>
          <table:covered-table-cell/>
          <table:covered-table-cell/>
        </table:table-row>
        <table:table-row>
          <table:table-cell table:style-name="Table12.A1" office:value-type="string">
            <text:p text:style-name="table_5f_body_5f_left">Return format</text:p>
          </table:table-cell>
          <table:table-cell table:style-name="Table12.A1" table:number-columns-spanned="4" office:value-type="string">
            <text:p text:style-name="P1">The query returns an integer between 2 and 1024. </text:p>
          </table:table-cell>
          <table:covered-table-cell/>
          <table:covered-table-cell/>
          <table:covered-table-cell/>
        </table:table-row>
        <table:table-row>
          <table:table-cell table:style-name="Table12.A1" office:value-type="string">
            <text:p text:style-name="table_5f_body_5f_left">Example</text:p>
          </table:table-cell>
          <table:table-cell table:style-name="Table12.A1" table:number-columns-spanned="4" office:value-type="string">
            <text:p text:style-name="P1">:ACQuire:AVERages 128 <text:s text:c="3"/>/*Set the number of averages to 128*/ </text:p>
            <text:p text:style-name="P1">:ACQuire:AVERages? <text:s text:c="6"/>/*The query returns 128*/ </text:p>
          </table:table-cell>
          <table:covered-table-cell/>
          <table:covered-table-cell/>
          <table:covered-table-cell/>
        </table:table-row>
      </table:table>
      <text:list xml:id="list211807951950314" text:continue-list="list211808500336895" text:style-name="Outline">
        <text:list-item>
          <text:list>
            <text:list-item>
              <text:h text:style-name="Heading_20_2" text:outline-level="2"><text:bookmark text:name="acq_mdep"/>:ACQuire:MDEPth</text:h>
            </text:list-item>
          </text:list>
        </text:list-item>
      </text:list>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5f_body_5f_left">Syntax</text:p>
          </table:table-cell>
          <table:table-cell table:style-name="Table15.A1" table:number-columns-spanned="4" office:value-type="string">
            <text:p text:style-name="P5"><text:bookmark text:name="_scpi_acq_mdep"/>:ACQuire:MDEPth &lt;mdep&gt;</text:p>
            <text:p text:style-name="P5"><text:bookmark text:name="_scpi_acq_mdep2"/>:ACQuire:MDEPth? </text:p>
          </table:table-cell>
          <table:covered-table-cell/>
          <table:covered-table-cell/>
          <table:covered-table-cell/>
        </table:table-row>
        <table:table-row>
          <table:table-cell table:style-name="Table15.A1" office:value-type="string">
            <text:p text:style-name="table_5f_body_5f_left">Description</text:p>
          </table:table-cell>
          <table:table-cell table:style-name="Table15.A1" table:number-columns-spanned="4" office:value-type="string">
            <text:p text:style-name="P1">Set or query the memory depth of the oscilloscope (namely the number of waveform points that can be stored in a single trigger sample). The default unit is pts (points).<text:span text:style-name="Default_20_Paragraph_20_Font"><text:span text:style-name="T4"> </text:span></text:span></text:p>
          </table:table-cell>
          <table:covered-table-cell/>
          <table:covered-table-cell/>
          <table:covered-table-cell/>
        </table:table-row>
        <table:table-row>
          <table:table-cell table:style-name="Table15.A1" office:value-type="string">
            <text:p text:style-name="table_5f_body_5f_left">Parameter</text:p>
          </table:table-cell>
          <table:table-cell table:style-name="Table15.B3" office:value-type="string">
            <text:p text:style-name="Table_20_Heading">Name</text:p>
          </table:table-cell>
          <table:table-cell table:style-name="Table15.B3" office:value-type="string">
            <text:p text:style-name="Table_20_Heading">Type</text:p>
          </table:table-cell>
          <table:table-cell table:style-name="Table15.B3" office:value-type="string">
            <text:p text:style-name="Table_20_Heading">Range</text:p>
          </table:table-cell>
          <table:table-cell table:style-name="Table15.B3" office:value-type="string">
            <text:p text:style-name="Table_20_Heading">Default</text:p>
          </table:table-cell>
        </table:table-row>
        <table:table-row>
          <table:table-cell table:style-name="Table15.A1" office:value-type="string">
            <text:p text:style-name="table_5f_body_5f_left"/>
          </table:table-cell>
          <table:table-cell table:style-name="Table15.A1" office:value-type="string">
            <text:p text:style-name="P1">&lt;mdep&gt; </text:p>
          </table:table-cell>
          <table:table-cell table:style-name="Table15.A1" office:value-type="string">
            <text:p text:style-name="P1">Discrete </text:p>
          </table:table-cell>
          <table:table-cell table:style-name="Table15.A1" office:value-type="string">
            <text:p text:style-name="P1">Refer to the Explanation </text:p>
          </table:table-cell>
          <table:table-cell table:style-name="Table15.A1" office:value-type="string">
            <text:p text:style-name="P1">AUTO</text:p>
          </table:table-cell>
        </table:table-row>
        <table:table-row>
          <table:table-cell table:style-name="Table15.A1" office:value-type="string">
            <text:p text:style-name="table_5f_body_5f_left"/>
          </table:table-cell>
          <table:table-cell table:style-name="Table15.A1" office:value-type="string">
            <text:p text:style-name="P1"/>
          </table:table-cell>
          <table:table-cell table:style-name="Table15.A1" office:value-type="string">
            <text:p text:style-name="P1"/>
          </table:table-cell>
          <table:table-cell table:style-name="Table15.A1" office:value-type="string">
            <text:p text:style-name="P1"/>
          </table:table-cell>
          <table:table-cell table:style-name="Table15.A1" office:value-type="string">
            <text:p text:style-name="P1"/>
          </table:table-cell>
        </table:table-row>
        <table:table-row>
          <table:table-cell table:style-name="Table15.A1" office:value-type="string">
            <text:p text:style-name="table_5f_body_5f_left">Explanation</text:p>
          </table:table-cell>
          <table:table-cell table:style-name="Table15.A1" table:number-columns-spanned="4" office:value-type="string">
            <text:list xml:id="list211808460441861" text:continue-list="list211808317495982" text:style-name="List_20_1">
              <text:list-item>
                <text:p text:style-name="List_20_1_20_Start">When a single channel is on: {AUTO|12000|120000|1200000|12000000|24000000} </text:p>
              </text:list-item>
              <text:list-item>
                <text:p text:style-name="List_20_1_20_Start">When dual channels are on: {AUTO|6000|60000|600000|6000000|12000000} When four channels are on: {AUTO|3000|30000|300000|3000000|6000000} Wherein, 24000000, 12000000 and 6000000 are options. </text:p>
              </text:list-item>
              <text:list-item>
                <text:p text:style-name="List_20_1_20_Start">The relationship among the memory depth, sample rate and waveform length satisfies the following equation: </text:p>
              </text:list-item>
              <text:list-item>
                <text:p text:style-name="List_20_1_20_Start"><text:s text:c="10"/>Memory Depth = Sample Rate × Waveform Length </text:p>
              </text:list-item>
              <text:list-item>
                <text:p text:style-name="List_20_1_20_Start"><text:soft-page-break/>Wherein, the Waveform Length is the product of the horizontal timebase (set by the :TIMebase[:MAIN]:SCALe command) times the number of the horizontal scales (12 for MSO1000Z/DS1000Z). <text:s/></text:p>
              </text:list-item>
              <text:list-item>
                <text:p text:style-name="List_20_1_20_Start">When AUTO is selected, the oscilloscope will select the memory depth automatically according to the current sample rate. </text:p>
              </text:list-item>
            </text:list>
          </table:table-cell>
          <table:covered-table-cell/>
          <table:covered-table-cell/>
          <table:covered-table-cell/>
        </table:table-row>
        <table:table-row>
          <table:table-cell table:style-name="Table15.A1" office:value-type="string">
            <text:p text:style-name="table_5f_body_5f_left">Return format</text:p>
          </table:table-cell>
          <table:table-cell table:style-name="Table15.A1" table:number-columns-spanned="4" office:value-type="string">
            <text:p text:style-name="P1">The query returns the actual number of points (integer) or AUTO. </text:p>
          </table:table-cell>
          <table:covered-table-cell/>
          <table:covered-table-cell/>
          <table:covered-table-cell/>
        </table:table-row>
        <table:table-row>
          <table:table-cell table:style-name="Table15.A1" office:value-type="string">
            <text:p text:style-name="table_5f_body_5f_left">Example</text:p>
          </table:table-cell>
          <table:table-cell table:style-name="Table15.A1" table:number-columns-spanned="4" office:value-type="string">
            <text:p text:style-name="P1">:ACQuire:MDEPth 12000 <text:s text:c="3"/>/*Set the memory depth to 12000*/ </text:p>
            <text:p text:style-name="P1">:ACQuire:MDEPth? <text:s text:c="8"/>/*The query returns 12000*/ </text:p>
          </table:table-cell>
          <table:covered-table-cell/>
          <table:covered-table-cell/>
          <table:covered-table-cell/>
        </table:table-row>
        <table:table-row>
          <table:table-cell table:style-name="Table15.A1" office:value-type="string">
            <text:p text:style-name="table_5f_body_5f_left">Related command</text:p>
          </table:table-cell>
          <table:table-cell table:style-name="Table15.A1" table:number-columns-spanned="4" office:value-type="string">
            <text:p text:style-name="P1">:ACQuire:SRATe?</text:p>
          </table:table-cell>
          <table:covered-table-cell/>
          <table:covered-table-cell/>
          <table:covered-table-cell/>
        </table:table-row>
      </table:table>
      <text:list xml:id="list211807859750533" text:continue-list="list211807951950314" text:style-name="Outline">
        <text:list-item>
          <text:list>
            <text:list-item>
              <text:h text:style-name="Heading_20_2" text:outline-level="2"><text:bookmark text:name="acq_type"/>:ACQuire:TYPE</text:h>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5f_body_5f_left">Syntax</text:p>
          </table:table-cell>
          <table:table-cell table:style-name="Table1.A1" table:number-columns-spanned="4" office:value-type="string">
            <text:p text:style-name="P6"><text:bookmark text:name="_scpi_acq_type"/>:ACQuire:TYPE &lt;type&gt;</text:p>
            <text:p text:style-name="P6"><text:bookmark text:name="_scpi_acq_type2"/>:ACQuire:TYPE? </text:p>
          </table:table-cell>
          <table:covered-table-cell/>
          <table:covered-table-cell/>
          <table:covered-table-cell/>
        </table:table-row>
        <table:table-row>
          <table:table-cell table:style-name="Table1.A1" office:value-type="string">
            <text:p text:style-name="table_5f_body_5f_left">Description</text:p>
          </table:table-cell>
          <table:table-cell table:style-name="Table1.A1" table:number-columns-spanned="4" office:value-type="string">
            <text:p text:style-name="P2">Set or query the acquisition mode of the oscilloscope. </text:p>
          </table:table-cell>
          <table:covered-table-cell/>
          <table:covered-table-cell/>
          <table:covered-table-cell/>
        </table:table-row>
        <table:table-row>
          <table:table-cell table:style-name="Table1.A1" office:value-type="string">
            <text:p text:style-name="table_5f_body_5f_left">Parameter</text:p>
          </table:table-cell>
          <table:table-cell table:style-name="Table1.B3" office:value-type="string">
            <text:p text:style-name="Table_20_Heading">Name</text:p>
          </table:table-cell>
          <table:table-cell table:style-name="Table1.B3" office:value-type="string">
            <text:p text:style-name="Table_20_Heading">Type</text:p>
          </table:table-cell>
          <table:table-cell table:style-name="Table1.B3" office:value-type="string">
            <text:p text:style-name="Table_20_Heading">Range</text:p>
          </table:table-cell>
          <table:table-cell table:style-name="Table1.B3" office:value-type="string">
            <text:p text:style-name="Table_20_Heading">Default</text:p>
          </table:table-cell>
        </table:table-row>
        <table:table-row>
          <table:table-cell table:style-name="Table1.A1" office:value-type="string">
            <text:p text:style-name="table_5f_body_5f_left"/>
          </table:table-cell>
          <table:table-cell table:style-name="Table1.A1" office:value-type="string">
            <text:p text:style-name="P1">&lt;type&gt; </text:p>
          </table:table-cell>
          <table:table-cell table:style-name="Table1.A1" office:value-type="string">
            <text:p text:style-name="P1">Discrete </text:p>
          </table:table-cell>
          <table:table-cell table:style-name="Table1.A1" office:value-type="string">
            <text:p text:style-name="P1">{NORMal|AVERages|PEAK|HRESolution} </text:p>
          </table:table-cell>
          <table:table-cell table:style-name="Table1.A1" office:value-type="string">
            <text:p text:style-name="P1">NORMal </text:p>
          </table:table-cell>
        </table:table-row>
        <table:table-row>
          <table:table-cell table:style-name="Table1.A1" office:value-type="string">
            <text:p text:style-name="table_5f_body_5f_left">Explanation</text:p>
          </table:table-cell>
          <table:table-cell table:style-name="Table1.A1" table:number-columns-spanned="4" office:value-type="string">
            <text:list xml:id="list211808213659375" text:continue-list="list211808460441861" text:style-name="List_20_1">
              <text:list-item>
                <text:p text:style-name="List_20_1_20_Start">NORMal: in this mode, the oscilloscope samples the signal at equal time interval to rebuild the waveform. For most of the waveforms, the best display effect can be obtained using this mode. </text:p>
              </text:list-item>
              <text:list-item>
                <text:p text:style-name="List_20_1_20_Start">AVERages: in this mode, the oscilloscope averages the waveforms from multiple samples to reduce the random noise of the input signal and improve the vertical resolution. The number of averages can be set by the:ACQuire:AVERages command. Greater number of averages can lower the noise and increase the vertical resolution, but will also slow the response of the displayed waveform to the waveform changes. </text:p>
              </text:list-item>
              <text:list-item>
                <text:p text:style-name="List_20_1_20_Start">PEAK (Peak Detect): in this mode, the oscilloscope acquires the maximum and minimum values of the signal within the sample interval to get the envelope of the signal or the narrow pulse of the signal that might be lost. In this mode, signal confusion can be prevented but the noise displayed would be larger. </text:p>
              </text:list-item>
              <text:list-item>
                <text:p text:style-name="List_20_1_20_Start">HRESolution (High Resolution): this mode uses a kind of ultra-sample technique to average the neighboring points of the sample waveform to reduce the random noise on the input signal and generate much smoother waveforms on the screen. This is generally used when the sample rate of the digital converter is higher than the storage rate of the acquisition memory. </text:p>
              </text:list-item>
            </text:list>
          </table:table-cell>
          <table:covered-table-cell/>
          <table:covered-table-cell/>
          <table:covered-table-cell/>
        </table:table-row>
        <table:table-row>
          <table:table-cell table:style-name="Table1.A1" office:value-type="string">
            <text:p text:style-name="table_5f_body_5f_left">Return format</text:p>
          </table:table-cell>
          <table:table-cell table:style-name="Table1.A1" table:number-columns-spanned="4" office:value-type="string">
            <text:p text:style-name="P1">The query returns NORM, AVER, PEAK or HRES. </text:p>
          </table:table-cell>
          <table:covered-table-cell/>
          <table:covered-table-cell/>
          <table:covered-table-cell/>
        </table:table-row>
        <table:table-row>
          <table:table-cell table:style-name="Table1.A1" office:value-type="string">
            <text:p text:style-name="table_5f_body_5f_left">Example</text:p>
          </table:table-cell>
          <table:table-cell table:style-name="Table1.A1" table:number-columns-spanned="4" office:value-type="string">
            <text:p text:style-name="P1">:ACQuire:TYPE AVERages <text:s text:c="3"/>/*Select the average acquisition mode*/ </text:p>
            <text:p text:style-name="P1">:ACQuire:TYPE? <text:s text:c="11"/>/*The query returns AVER*/ </text:p>
          </table:table-cell>
          <table:covered-table-cell/>
          <table:covered-table-cell/>
          <table:covered-table-cell/>
        </table:table-row>
      </table:table>
      <text:list xml:id="list211807596992355" text:continue-list="list211807859750533" text:style-name="Outline">
        <text:list-item>
          <text:list>
            <text:list-item>
              <text:h text:style-name="Heading_20_2" text:outline-level="2"><text:bookmark text:name="acq_srat"/>:ACQuire:SRATe?</text:h>
            </text:list-item>
          </text:list>
        </text:list-item>
      </text:list>
      <table:table table:name="Table2" table:style-name="Table2">
        <table:table-column table:style-name="Table2.A"/>
        <table:table-column table:style-name="Table2.B"/>
        <table:table-row>
          <table:table-cell table:style-name="Table2.A1" office:value-type="string">
            <text:p text:style-name="table_5f_body_5f_left">Syntax</text:p>
          </table:table-cell>
          <table:table-cell table:style-name="Table2.A1" office:value-type="string">
            <text:p text:style-name="P1"><text:bookmark text:name="_scpi_acq_srat"/>:ACQuire:SRATe? </text:p>
          </table:table-cell>
        </table:table-row>
        <table:table-row>
          <table:table-cell table:style-name="Table2.A1" office:value-type="string">
            <text:p text:style-name="table_5f_body_5f_left">Description</text:p>
          </table:table-cell>
          <table:table-cell table:style-name="Table2.A1" office:value-type="string">
            <text:p text:style-name="P1">Query the current sample rate. The default unit is Sa/s. </text:p>
          </table:table-cell>
        </table:table-row>
        <table:table-row>
          <table:table-cell table:style-name="Table2.A1" office:value-type="string">
            <text:p text:style-name="table_5f_body_5f_left">Explanation</text:p>
          </table:table-cell>
          <table:table-cell table:style-name="Table2.A1" office:value-type="string">
            <text:p text:style-name="Standard">Sample rate is the sample frequency of the oscilloscope, namely the waveform points sampled per second. </text:p>
            <text:p text:style-name="Standard">The relationship among the memory depth, sample rate and waveform length satisfies the following equation:</text:p>
            <text:p text:style-name="Standard"><text:soft-page-break/></text:p>
            <text:p text:style-name="List_20_1_20_Cont.">Memory Depth = Sample Rate × Waveform Length </text:p>
            <text:p text:style-name="Standard"/>
            <text:p text:style-name="Standard">Wherein, the Memory Depth can be set using the :ACQuire:MDEPth command, and the Waveform Length is the product of the horizontal timebase (set by </text:p>
            <text:p text:style-name="Standard">the :TIMebase[:MAIN]:SCALe command) times the number of the horizontal scales (12 for MSO1000Z/DS1000Z). <text:s/></text:p>
          </table:table-cell>
        </table:table-row>
        <table:table-row>
          <table:table-cell table:style-name="Table2.A1" office:value-type="string">
            <text:p text:style-name="table_5f_body_5f_left">Return format</text:p>
          </table:table-cell>
          <table:table-cell table:style-name="Table2.A1" office:value-type="string">
            <text:p text:style-name="P1">The query returns the sample rate in scientific notation. </text:p>
          </table:table-cell>
        </table:table-row>
        <table:table-row>
          <table:table-cell table:style-name="Table2.A1" office:value-type="string">
            <text:p text:style-name="table_5f_body_5f_left">Example</text:p>
          </table:table-cell>
          <table:table-cell table:style-name="Table2.A1" office:value-type="string">
            <text:p text:style-name="P1">:ACQuire:SRATe? <text:s text:c="2"/>/*The query returns 2.000000e+09*/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family="Tahoma" style:font-style-name="Regular" style:font-family-generic="swiss" style:font-pitch="variable" fo:font-size="10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writing-mode="page">
        <style:tab-stops/>
      </style:paragraph-properties>
      <style:text-properties style:use-window-font-color="true" style:font-name="Tahoma" fo:font-family="Tahoma" style:font-style-name="Regular" style:font-family-generic="swiss" style:font-pitch="variable" fo:font-size="10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margin-left="0mm" fo:margin-right="3mm" fo:text-align="end" style:justify-single-word="false" fo:text-indent="0mm" style:auto-text-indent="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list-style-name=""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writing-mode="page">
        <style:tab-stops/>
      </style:paragraph-properties>
      <style:text-properties style:font-name="Tahoma" fo:font-family="Tahoma" style:font-style-name="Regular" style:font-family-generic="swiss" style:font-pitch="variable"/>
    </style:style>
    <style:style style:name="Normal" style:family="paragraph">
      <style:paragraph-properties fo:margin-left="0mm" fo:margin-right="0mm" fo:margin-top="0mm" fo:margin-bottom="0.09mm" loext:contextual-spacing="false" fo:line-height="104%" fo:hyphenation-ladder-count="no-limit" fo:text-indent="0.16mm" style:auto-text-indent="false"/>
      <style:text-properties fo:color="#000000" style:font-name="Tahoma1" fo:font-family="Tahoma" style:font-family-generic="swiss" style:font-pitch="variable" fo:font-size="10pt" style:font-name-asian="Tahoma1" style:font-family-asian="Tahoma" style:font-family-generic-asian="swiss" style:font-pitch-asian="variable" style:font-size-asian="10pt" style:font-name-complex="Tahoma1" style:font-family-complex="Tahoma" style:font-family-generic-complex="swiss" style:font-pitch-complex="variable"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family="'Courier New'" style:font-style-name="Normal" style:font-family-generic="modern" style:font-pitch="fixed"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2" style:display-name="WW_CharLFO6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3" style:display-name="WW_CharLFO6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4" style:display-name="WW_CharLFO6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5" style:display-name="WW_CharLFO6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6" style:display-name="WW_CharLFO6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7" style:display-name="WW_CharLFO6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8" style:display-name="WW_CharLFO6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9" style:display-name="WW_CharLFO6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1" style:display-name="WW_CharLFO6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2" style:display-name="WW_CharLFO6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3" style:display-name="WW_CharLFO6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4" style:display-name="WW_CharLFO6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5" style:display-name="WW_CharLFO6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6" style:display-name="WW_CharLFO6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7" style:display-name="WW_CharLFO6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8" style:display-name="WW_CharLFO6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9" style:display-name="WW_CharLFO6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1" style:display-name="WW_CharLFO10LVL1"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2" style:display-name="WW_CharLFO10LVL2"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3" style:display-name="WW_CharLFO10LVL3"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4" style:display-name="WW_CharLFO10LVL4"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5" style:display-name="WW_CharLFO10LVL5"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6" style:display-name="WW_CharLFO10LVL6"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7" style:display-name="WW_CharLFO10LVL7"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8" style:display-name="WW_CharLFO10LVL8"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9" style:display-name="WW_CharLFO10LVL9"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1" style:display-name="WW_CharLFO6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2" style:display-name="WW_CharLFO6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3" style:display-name="WW_CharLFO6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4" style:display-name="WW_CharLFO6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5" style:display-name="WW_CharLFO6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6" style:display-name="WW_CharLFO6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7" style:display-name="WW_CharLFO6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8" style:display-name="WW_CharLFO6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9" style:display-name="WW_CharLFO6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1" style:display-name="WW_CharLFO7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2" style:display-name="WW_CharLFO7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3" style:display-name="WW_CharLFO7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4" style:display-name="WW_CharLFO7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5" style:display-name="WW_CharLFO7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6" style:display-name="WW_CharLFO7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7" style:display-name="WW_CharLFO7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8" style:display-name="WW_CharLFO7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9" style:display-name="WW_CharLFO7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2" style:display-name="WW_CharLFO7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3" style:display-name="WW_CharLFO7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4" style:display-name="WW_CharLFO7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5" style:display-name="WW_CharLFO7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6" style:display-name="WW_CharLFO7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7" style:display-name="WW_CharLFO7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8" style:display-name="WW_CharLFO7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9" style:display-name="WW_CharLFO7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1" style:display-name="WW_CharLFO7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2" style:display-name="WW_CharLFO7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3" style:display-name="WW_CharLFO7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4" style:display-name="WW_CharLFO7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5" style:display-name="WW_CharLFO7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6" style:display-name="WW_CharLFO7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7" style:display-name="WW_CharLFO7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8" style:display-name="WW_CharLFO7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9" style:display-name="WW_CharLFO7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1" style:display-name="WW_CharLFO7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2" style:display-name="WW_CharLFO7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3" style:display-name="WW_CharLFO7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4" style:display-name="WW_CharLFO7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5" style:display-name="WW_CharLFO7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6" style:display-name="WW_CharLFO7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7" style:display-name="WW_CharLFO7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8" style:display-name="WW_CharLFO7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9" style:display-name="WW_CharLFO7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1" style:display-name="WW_CharLFO7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2" style:display-name="WW_CharLFO7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3" style:display-name="WW_CharLFO7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4" style:display-name="WW_CharLFO7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5" style:display-name="WW_CharLFO7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6" style:display-name="WW_CharLFO7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7" style:display-name="WW_CharLFO7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8" style:display-name="WW_CharLFO7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9" style:display-name="WW_CharLFO7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0</text:page-number></text:p>
      </style:footer>
    </style:master-page>
    <style:master-page style:name="Left_20_Page" style:display-name="Left Page" style:page-layout-name="Mpm3" style:next-style-name="Right_20_Page">
      <style:header>
        <text:p text:style-name="Header_20_left"><text:title>Rigol MSO1000Z/DS1000Z :ACQuire Command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CQuire Commands</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24:30.737811242</meta:creation-date>
    <meta:editing-duration>P0D</meta:editing-duration>
    <meta:editing-cycles>1</meta:editing-cycles>
    <meta:generator>LibreOffice/5.4.3.2$Linux_X86_64 LibreOffice_project/92a7159f7e4af62137622921e809f8546db437e5</meta:generator>
    <dc:title>Rigol MSO1000Z/DS1000Z :ACQuire Commands</dc:title>
    <meta:document-statistic meta:table-count="4" meta:image-count="0" meta:object-count="0" meta:page-count="3" meta:paragraph-count="105" meta:word-count="743" meta:character-count="4970" meta:non-whitespace-character-count="4254"/>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home/denis/.config/libreoffice/4/user/template/EEZ%20template.ott" meta:date="2017-11-29T16:24:30.350000000"/>
  </office:meta>
</office:document-meta>
</file>